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68cm"/>
    </style:style>
    <style:style style:name="gr4" style:family="graphic" style:parent-style-name="standard">
      <style:graphic-properties draw:stroke="none" svg:stroke-color="#000000" draw:fill="none" draw:fill-color="#ffffff" fo:min-height="1.447cm"/>
    </style:style>
    <style:style style:name="gr5" style:family="graphic" style:parent-style-name="objectwithoutfill">
      <style:graphic-properties draw:marker-end="Arrowhead_20_1" draw:marker-end-width="0.3cm" draw:fill="none" draw:textarea-vertical-align="middle"/>
    </style:style>
    <style:style style:name="gr6" style:family="graphic" style:parent-style-name="objectwithoutfill">
      <style:graphic-properties draw:marker-end="Arrowhead_20_1" draw:fill="none" draw:textarea-vertical-align="middle"/>
    </style:style>
    <style:style style:name="gr7" style:family="graphic" style:parent-style-name="standard">
      <style:graphic-properties draw:stroke="none" svg:stroke-color="#000000" draw:marker-end="Arrowhead_20_1" draw:fill="none" draw:fill-color="#ffffff" fo:min-height="0.758cm"/>
    </style:style>
    <style:style style:name="gr8" style:family="graphic" style:parent-style-name="standard">
      <style:graphic-properties draw:stroke="none" svg:stroke-color="#000000" draw:marker-end="Arrowhead_20_1" draw:fill="none" draw:fill-color="#ffffff" fo:min-height="0.757cm"/>
    </style:style>
    <style:style style:name="gr9" style:family="graphic" style:parent-style-name="standard">
      <style:graphic-properties draw:stroke="none" svg:stroke-color="#000000" draw:fill="none" draw:fill-color="#ffffff" fo:min-height="0.999cm"/>
    </style:style>
    <style:style style:name="gr10" style:family="graphic" style:parent-style-name="standard">
      <style:graphic-properties draw:stroke="none" svg:stroke-color="#000000" draw:fill="none" draw:fill-color="#ffffff" fo:min-height="0.556cm"/>
    </style:style>
    <style:style style:name="gr11" style:family="graphic" style:parent-style-name="standard">
      <style:graphic-properties svg:stroke-color="#000000" draw:marker-end="" draw:textarea-vertical-align="middle"/>
    </style:style>
    <style:style style:name="gr12" style:family="graphic" style:parent-style-name="standard">
      <style:graphic-properties draw:stroke="none" svg:stroke-color="#000000" draw:marker-end="Arrowhead_20_1" draw:fill="none" draw:fill-color="#ffffff" fo:min-height="0.7cm"/>
    </style:style>
    <style:style style:name="gr13" style:family="graphic" style:parent-style-name="objectwithoutfill">
      <style:graphic-properties draw:marker-end="" draw:fill="none" draw:textarea-vertical-align="middle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objectwithoutfill">
      <style:graphic-properties draw:marker-end="" draw:marker-end-width="0.3cm" draw:fill="none" draw:textarea-vertical-align="middle"/>
    </style:style>
    <style:style style:name="gr16" style:family="graphic" style:parent-style-name="objectwithoutfill">
      <style:graphic-properties draw:marker-start="" draw:marker-end="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weight="bold"/>
    </style:style>
    <style:style style:name="P5" style:family="paragraph">
      <style:text-properties fo:font-weight="bold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.109cm" svg:height="0.971cm" svg:x="6.889cm" svg:y="23.915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2" draw:id="id2" draw:layer="layout" svg:x1="6.414cm" svg:y1="24.886cm" svg:x2="8.71cm" svg:y2="24.886cm">
          <text:p/>
        </draw:line>
        <draw:frame draw:style-name="gr3" draw:text-style-name="P2" draw:layer="layout" svg:width="2.217cm" svg:height="0.806cm" svg:x="6.335cm" svg:y="23.318cm">
          <draw:text-box>
            <text:p text:style-name="P1"><text:span text:style-name="T1">Товар</text:span></text:p>
          </draw:text-box>
        </draw:frame>
        <draw:custom-shape draw:style-name="gr1" draw:text-style-name="P1" draw:layer="layout" svg:width="1.108cm" svg:height="0.971cm" svg:x="3.247cm" svg:y="27.648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.771cm" svg:y1="28.619cm" svg:x2="5.067cm" svg:y2="28.619cm">
          <text:p/>
        </draw:line>
        <draw:frame draw:style-name="gr4" draw:text-style-name="P3" draw:layer="layout" svg:width="3.009cm" svg:height="1.697cm" svg:x="3.167cm" svg:y="26.976cm">
          <draw:text-box>
            <text:p><text:span text:style-name="T1">Цена</text:span></text:p>
          </draw:text-box>
        </draw:frame>
        <draw:custom-shape draw:style-name="gr1" draw:text-style-name="P1" draw:layer="layout" svg:width="1.108cm" svg:height="0.97cm" svg:x="7.048cm" svg:y="27.649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572cm" svg:y1="28.619cm" svg:x2="8.868cm" svg:y2="28.619cm">
          <text:p/>
        </draw:line>
        <draw:frame draw:style-name="gr4" draw:text-style-name="P3" draw:layer="layout" svg:width="3.009cm" svg:height="1.697cm" svg:x="6.652cm" svg:y="26.529cm">
          <draw:text-box>
            <text:p><text:span text:style-name="T1">Название Товара</text:span></text:p>
          </draw:text-box>
        </draw:frame>
        <draw:custom-shape draw:style-name="gr1" draw:text-style-name="P1" draw:layer="layout" svg:width="1.109cm" svg:height="0.97cm" svg:x="10.69cm" svg:y="27.649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215cm" svg:y1="28.619cm" svg:x2="12.511cm" svg:y2="28.619cm">
          <text:p/>
        </draw:line>
        <draw:frame draw:style-name="gr4" draw:text-style-name="P3" draw:layer="layout" svg:width="3.009cm" svg:height="1.697cm" svg:x="10.215cm" svg:y="26.324cm">
          <draw:text-box>
            <text:p><text:span text:style-name="T1">Рейтинг Товара</text:span></text:p>
          </draw:text-box>
        </draw:frame>
        <draw:line draw:style-name="gr5" draw:text-style-name="P1" draw:layer="layout" svg:x1="3.801cm" svg:y1="27.648cm" svg:x2="7.523cm" svg:y2="24.96cm">
          <text:p/>
        </draw:line>
        <draw:line draw:style-name="gr5" draw:text-style-name="P1" draw:layer="layout" svg:x1="7.601cm" svg:y1="27.797cm" svg:x2="7.443cm" svg:y2="24.811cm">
          <text:p/>
        </draw:line>
        <draw:line draw:style-name="gr5" draw:text-style-name="P1" draw:layer="layout" svg:x1="11.245cm" svg:y1="27.573cm" svg:x2="7.523cm" svg:y2="24.96cm">
          <text:p/>
        </draw:line>
        <draw:custom-shape draw:style-name="gr1" draw:text-style-name="P1" draw:layer="layout" svg:width="1.108cm" svg:height="0.971cm" svg:x="3.01cm" svg:y="18.839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.535cm" svg:y1="19.81cm" svg:x2="4.831cm" svg:y2="19.81cm">
          <text:p/>
        </draw:line>
        <draw:frame draw:style-name="gr3" draw:text-style-name="P2" xml:id="id3" draw:id="id3" draw:layer="layout" svg:width="3.166cm" svg:height="0.806cm" svg:x="2.456cm" svg:y="18.242cm">
          <draw:text-box>
            <text:p text:style-name="P1"><text:span text:style-name="T1">Категория</text:span></text:p>
          </draw:text-box>
        </draw:frame>
        <draw:custom-shape draw:style-name="gr1" draw:text-style-name="P1" draw:layer="layout" svg:width="1.109cm" svg:height="0.97cm" svg:x="1.175cm" svg:y="21.652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0.7cm" svg:y1="22.622cm" svg:x2="2.996cm" svg:y2="22.622cm">
          <text:p/>
        </draw:line>
        <draw:frame draw:style-name="gr4" draw:layer="layout" svg:width="3.009cm" svg:height="1.697cm" svg:x="0.7cm" svg:y="20.232cm">
          <draw:text-box>
            <text:p><text:span text:style-name="T1">Название</text:span> <text:span text:style-name="T1">категоии</text:span></text:p>
          </draw:text-box>
        </draw:frame>
        <draw:line draw:style-name="gr5" draw:text-style-name="P1" draw:layer="layout" svg:x1="1.8cm" svg:y1="21.6cm" svg:x2="3.643cm" svg:y2="19.735cm">
          <text:p/>
        </draw:line>
        <draw:line draw:style-name="gr6" draw:text-style-name="P1" draw:layer="layout" svg:x1="7.364cm" svg:y1="23.841cm" svg:x2="3.801cm" svg:y2="19.735cm">
          <text:p/>
        </draw:line>
        <draw:frame draw:style-name="gr7" draw:layer="layout" svg:width="1.584cm" svg:height="1.008cm" svg:x="6.889cm" svg:y="22.87cm">
          <draw:text-box>
            <text:p>0,*</text:p>
          </draw:text-box>
        </draw:frame>
        <draw:frame draw:style-name="gr8" draw:layer="layout" svg:width="1.584cm" svg:height="1.007cm" svg:x="4.355cm" svg:y="19.847cm">
          <draw:text-box>
            <text:p>1,1</text:p>
          </draw:text-box>
        </draw:frame>
        <draw:custom-shape draw:style-name="gr1" draw:text-style-name="P1" draw:layer="layout" svg:width="1.109cm" svg:height="0.971cm" svg:x="12.907cm" svg:y="23.094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432cm" svg:y1="24.065cm" svg:x2="14.728cm" svg:y2="24.065cm">
          <text:p/>
        </draw:line>
        <draw:frame draw:style-name="gr9" draw:text-style-name="P2" draw:layer="layout" svg:width="2.851cm" svg:height="1.361cm" svg:x="12.036cm" svg:y="21.825cm">
          <draw:text-box>
            <text:p text:style-name="P1"><text:span text:style-name="T1">Производитель</text:span></text:p>
          </draw:text-box>
        </draw:frame>
        <draw:custom-shape draw:style-name="gr1" draw:text-style-name="P1" draw:layer="layout" svg:width="1.109cm" svg:height="0.971cm" svg:x="14.253cm" svg:y="25.85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778cm" svg:y1="26.827cm" svg:x2="16.074cm" svg:y2="26.827cm">
          <text:p/>
        </draw:line>
        <draw:frame draw:style-name="gr4" draw:text-style-name="P3" draw:layer="layout" svg:width="4.514cm" svg:height="1.697cm" svg:x="12.986cm" svg:y="24.736cm">
          <draw:text-box>
            <text:p><text:span text:style-name="T1">Название производетеля</text:span></text:p>
          </draw:text-box>
        </draw:frame>
        <draw:line draw:style-name="gr5" draw:text-style-name="P1" draw:layer="layout" svg:x1="14.808cm" svg:y1="25.782cm" svg:x2="13.462cm" svg:y2="24.065cm">
          <text:p/>
        </draw:line>
        <draw:line draw:style-name="gr6" draw:text-style-name="P1" draw:layer="layout" svg:x1="7.998cm" svg:y1="24.363cm" svg:x2="12.908cm" svg:y2="23.467cm">
          <text:p/>
        </draw:line>
        <draw:frame draw:style-name="gr7" draw:layer="layout" svg:width="1.584cm" svg:height="1.008cm" svg:x="11.482cm" svg:y="22.907cm">
          <draw:text-box>
            <text:p>1,1</text:p>
          </draw:text-box>
        </draw:frame>
        <draw:frame draw:style-name="gr8" draw:layer="layout" svg:width="1.583cm" svg:height="1.007cm" svg:x="8.394cm" svg:y="23.505cm">
          <draw:text-box>
            <text:p>1,*</text:p>
          </draw:text-box>
        </draw:frame>
        <draw:custom-shape draw:style-name="gr1" draw:text-style-name="P1" draw:layer="layout" svg:width="1.109cm" svg:height="0.97cm" svg:x="12.59cm" svg:y="17.495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115cm" svg:y1="18.465cm" svg:x2="14.411cm" svg:y2="18.465cm">
          <text:p/>
        </draw:line>
        <draw:frame draw:style-name="gr10" draw:text-style-name="P2" draw:layer="layout" svg:width="3.168cm" svg:height="0.806cm" svg:x="11.64cm" svg:y="16.898cm">
          <draw:text-box>
            <text:p text:style-name="P1"><text:span text:style-name="T1">Магазин</text:span></text:p>
          </draw:text-box>
        </draw:frame>
        <draw:custom-shape draw:style-name="gr1" draw:text-style-name="P1" draw:layer="layout" svg:width="1.109cm" svg:height="0.971cm" svg:x="7.76cm" svg:y="20.352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285cm" svg:y1="21.323cm" svg:x2="9.581cm" svg:y2="21.323cm">
          <text:p/>
        </draw:line>
        <draw:frame draw:style-name="gr4" draw:text-style-name="P3" draw:layer="layout" svg:width="3.415cm" svg:height="1.697cm" svg:x="6.8cm" svg:y="18.807cm">
          <draw:text-box>
            <text:p><text:span text:style-name="T1">Рейтинг магазина</text:span></text:p>
          </draw:text-box>
        </draw:frame>
        <draw:custom-shape draw:style-name="gr1" draw:text-style-name="P1" draw:layer="layout" svg:width="1.109cm" svg:height="0.97cm" svg:x="10.452cm" svg:y="20.353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977cm" svg:y1="21.323cm" svg:x2="12.273cm" svg:y2="21.323cm">
          <text:p/>
        </draw:line>
        <draw:frame draw:style-name="gr4" draw:text-style-name="P3" draw:layer="layout" svg:width="3.009cm" svg:height="1.697cm" svg:x="10.373cm" svg:y="19.681cm">
          <draw:text-box>
            <text:p><text:span text:style-name="T1">Адрес</text:span></text:p>
            <text:p><text:span text:style-name="T1"/></text:p>
          </draw:text-box>
        </draw:frame>
        <draw:custom-shape draw:style-name="gr1" draw:text-style-name="P1" draw:layer="layout" svg:width="1.108cm" svg:height="0.97cm" svg:x="13.066cm" svg:y="20.353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59cm" svg:y1="21.323cm" svg:x2="14.886cm" svg:y2="21.323cm">
          <text:p/>
        </draw:line>
        <draw:frame draw:style-name="gr4" draw:text-style-name="P3" draw:layer="layout" svg:width="3.009cm" svg:height="1.697cm" svg:x="12.986cm" svg:y="19.681cm">
          <draw:text-box>
            <text:p><text:span text:style-name="T1">Название</text:span></text:p>
          </draw:text-box>
        </draw:frame>
        <draw:line draw:style-name="gr5" draw:text-style-name="P1" draw:layer="layout" svg:x1="8.314cm" svg:y1="20.257cm" svg:x2="13.224cm" svg:y2="18.465cm">
          <text:p/>
        </draw:line>
        <draw:line draw:style-name="gr5" draw:text-style-name="P1" xml:id="id1" draw:id="id1" draw:layer="layout" svg:x1="11.007cm" svg:y1="20.257cm" svg:x2="13.224cm" svg:y2="18.316cm">
          <text:p/>
        </draw:line>
        <draw:line draw:style-name="gr5" draw:text-style-name="P1" draw:layer="layout" svg:x1="13.62cm" svg:y1="20.332cm" svg:x2="13.145cm" svg:y2="18.54cm">
          <text:p/>
        </draw:line>
        <draw:connector draw:style-name="gr11" draw:text-style-name="P1" draw:layer="layout" svg:x1="12.115cm" svg:y1="18.316cm" svg:x2="6.414cm" svg:y2="24.886cm" draw:start-shape="id1" draw:start-glue-point="0" draw:end-shape="id2" draw:end-glue-point="3" svg:d="M12115 18316v-500h-5701v7070" svg:viewBox="0 0 5702 7071">
          <text:p/>
        </draw:connector>
        <draw:frame draw:style-name="gr7" draw:layer="layout" svg:width="1.584cm" svg:height="1.008cm" svg:x="10.69cm" svg:y="17.159cm">
          <draw:text-box>
            <text:p>0,*</text:p>
          </draw:text-box>
        </draw:frame>
        <draw:frame draw:style-name="gr7" draw:layer="layout" svg:width="1.584cm" svg:height="1.008cm" svg:x="5.747cm" svg:y="24.79cm">
          <draw:text-box>
            <text:p>1,*</text:p>
          </draw:text-box>
        </draw:frame>
        <draw:custom-shape draw:style-name="gr1" draw:text-style-name="P1" draw:layer="layout" svg:width="1.108cm" svg:height="0.971cm" svg:x="15.954cm" svg:y="12.958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5.479cm" svg:y1="13.929cm" svg:x2="17.775cm" svg:y2="13.929cm">
          <text:p/>
        </draw:line>
        <draw:frame draw:style-name="gr3" draw:text-style-name="P2" draw:layer="layout" svg:width="6.7cm" svg:height="0.806cm" svg:x="13.2cm" svg:y="12.1cm">
          <draw:text-box>
            <text:p text:style-name="P1"><text:span text:style-name="T1">Отслеживаемый объект</text:span></text:p>
          </draw:text-box>
        </draw:frame>
        <draw:line draw:style-name="gr6" draw:text-style-name="P1" draw:layer="layout" svg:x1="16.5cm" svg:y1="14cm" svg:x2="13.4cm" svg:y2="17.2cm">
          <text:p/>
        </draw:line>
        <draw:frame draw:style-name="gr7" draw:layer="layout" svg:width="1.584cm" svg:height="1.008cm" svg:x="16.116cm" svg:y="14.192cm">
          <draw:text-box>
            <text:p>0,*</text:p>
          </draw:text-box>
        </draw:frame>
        <draw:frame draw:style-name="gr12" draw:layer="layout" svg:width="1.6cm" svg:height="0.962cm" svg:x="14.3cm" svg:y="16.5cm">
          <draw:text-box>
            <text:p>1,*</text:p>
          </draw:text-box>
        </draw:frame>
        <draw:frame draw:style-name="gr7" draw:layer="layout" svg:width="1.584cm" svg:height="1.008cm" svg:x="5.047cm" svg:y="22.99cm">
          <draw:text-box>
            <text:p>1,1</text:p>
          </draw:text-box>
        </draw:frame>
        <draw:custom-shape draw:style-name="gr1" draw:text-style-name="P1" draw:layer="layout" svg:width="1.108cm" svg:height="0.971cm" svg:x="10.354cm" svg:y="6.197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879cm" svg:y1="7.168cm" svg:x2="12.175cm" svg:y2="7.168cm">
          <text:p/>
        </draw:line>
        <draw:frame draw:style-name="gr3" draw:text-style-name="P2" draw:layer="layout" svg:width="2.217cm" svg:height="0.806cm" svg:x="9.8cm" svg:y="5.6cm">
          <draw:text-box>
            <text:p text:style-name="P1"><text:span text:style-name="T1">Клиент</text:span></text:p>
          </draw:text-box>
        </draw:frame>
        <draw:custom-shape draw:style-name="gr1" draw:text-style-name="P1" draw:layer="layout" svg:width="1.109cm" svg:height="0.97cm" svg:x="12.66cm" svg:y="9.072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185cm" svg:y1="10.042cm" svg:x2="14.481cm" svg:y2="10.042cm">
          <text:p/>
        </draw:line>
        <draw:frame draw:style-name="gr4" draw:text-style-name="P3" draw:layer="layout" svg:width="3.919cm" svg:height="1.697cm" svg:x="12.581cm" svg:y="8.4cm">
          <draw:text-box>
            <text:p><text:span text:style-name="T1">username</text:span></text:p>
          </draw:text-box>
        </draw:frame>
        <draw:custom-shape draw:style-name="gr1" draw:text-style-name="P1" draw:layer="layout" svg:width="1.109cm" svg:height="0.97cm" svg:x="9.26cm" svg:y="9.073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785cm" svg:y1="10.043cm" svg:x2="11.081cm" svg:y2="10.043cm">
          <text:p/>
        </draw:line>
        <draw:frame draw:style-name="gr4" draw:text-style-name="P3" draw:layer="layout" svg:width="3.919cm" svg:height="1.697cm" svg:x="9.181cm" svg:y="8.401cm">
          <draw:text-box>
            <text:p><text:span text:style-name="T1">Passhash</text:span></text:p>
            <text:p><text:span text:style-name="T1"/></text:p>
          </draw:text-box>
        </draw:frame>
        <draw:line draw:style-name="gr13" draw:text-style-name="P1" draw:layer="layout" svg:x1="11.4cm" svg:y1="6.5cm" svg:x2="17cm" svg:y2="6.5cm">
          <text:p/>
        </draw:line>
        <draw:line draw:style-name="gr13" draw:text-style-name="P1" draw:layer="layout" svg:x1="16.7cm" svg:y1="11.8cm" svg:x2="16.8cm" svg:y2="6.5cm">
          <text:p/>
        </draw:line>
        <draw:frame draw:style-name="gr7" draw:layer="layout" svg:width="1.584cm" svg:height="1.008cm" svg:x="11.9cm" svg:y="5.692cm">
          <draw:text-box>
            <text:p>1,1</text:p>
          </draw:text-box>
        </draw:frame>
        <draw:frame draw:style-name="gr7" draw:layer="layout" svg:width="1.584cm" svg:height="1.008cm" svg:x="16.816cm" svg:y="10.7cm">
          <draw:text-box>
            <text:p>0,*</text:p>
          </draw:text-box>
        </draw:frame>
        <draw:line draw:style-name="gr5" draw:text-style-name="P1" draw:layer="layout" svg:x1="9.8cm" svg:y1="9.1cm" svg:x2="10.9cm" svg:y2="7.1cm">
          <text:p/>
        </draw:line>
        <draw:line draw:style-name="gr5" draw:text-style-name="P1" draw:layer="layout" svg:x1="13.3cm" svg:y1="9.1cm" svg:x2="10.9cm" svg:y2="7.2cm">
          <text:p/>
        </draw:line>
        <draw:connector draw:style-name="gr14" draw:text-style-name="P1" draw:layer="layout" svg:x1="4.039cm" svg:y1="19.048cm" svg:x2="3.78cm" svg:y2="15.346cm" draw:start-shape="id3" draw:start-glue-point="2" svg:d="M4039 19048v500h-2083v-4202h1824" svg:viewBox="0 0 2084 4203">
          <text:p/>
        </draw:connector>
        <draw:line draw:style-name="gr15" draw:text-style-name="P1" draw:layer="layout" svg:x1="3.7cm" svg:y1="15.3cm" svg:x2="3.7cm" svg:y2="18.5cm">
          <text:p/>
        </draw:line>
        <draw:frame draw:style-name="gr8" draw:layer="layout" svg:width="1.584cm" svg:height="1.007cm" svg:x="0.855cm" svg:y="18.948cm">
          <draw:text-box>
            <text:p>0,1</text:p>
          </draw:text-box>
        </draw:frame>
        <draw:frame draw:style-name="gr8" draw:layer="layout" svg:width="1.584cm" svg:height="1.007cm" svg:x="3.855cm" svg:y="17.349cm">
          <draw:text-box>
            <text:p>0,*</text:p>
          </draw:text-box>
        </draw:frame>
        <draw:line draw:style-name="gr16" draw:text-style-name="P4" draw:layer="layout" svg:x1="16cm" svg:y1="13.3cm" svg:x2="6cm" svg:y2="13.3cm">
          <text:p/>
        </draw:line>
        <draw:line draw:style-name="gr2" draw:text-style-name="P4" draw:layer="layout" svg:x1="6cm" svg:y1="13.5cm" svg:x2="6.2cm" svg:y2="24.4cm">
          <text:p/>
        </draw:line>
        <draw:line draw:style-name="gr2" draw:text-style-name="P4" draw:layer="layout" svg:x1="6.1cm" svg:y1="24.4cm" svg:x2="7.1cm" svg:y2="24.4cm">
          <text:p/>
        </draw:line>
        <draw:frame draw:style-name="gr17" draw:text-style-name="P5" draw:layer="layout" svg:width="1.3cm" svg:height="1.05cm" svg:x="13.8cm" svg:y="13.4cm">
          <draw:text-box>
            <text:p>0,*</text:p>
          </draw:text-box>
        </draw:frame>
        <draw:custom-shape draw:style-name="gr1" draw:text-style-name="P1" draw:layer="layout" svg:width="1.109cm" svg:height="0.971cm" svg:x="16.453cm" svg:y="20.257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5.978cm" svg:y1="21.228cm" svg:x2="18.274cm" svg:y2="21.228cm">
          <text:p/>
        </draw:line>
        <draw:frame draw:style-name="gr4" draw:text-style-name="P3" draw:layer="layout" svg:width="4.514cm" svg:height="1.697cm" svg:x="16.586cm" svg:y="19.537cm">
          <draw:text-box>
            <text:p><text:span text:style-name="T1">url</text:span></text:p>
          </draw:text-box>
        </draw:frame>
        <draw:line draw:style-name="gr6" draw:text-style-name="P4" draw:layer="layout" svg:x1="16.7cm" svg:y1="20.1cm" svg:x2="14.1cm" svg:y2="18.5cm">
          <text:p/>
        </draw:line>
        <draw:custom-shape draw:style-name="gr1" draw:text-style-name="P1" draw:layer="layout" svg:width="1.109cm" svg:height="0.97cm" svg:x="6.16cm" svg:y="9.07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685cm" svg:y1="10.045cm" svg:x2="7.981cm" svg:y2="10.045cm">
          <text:p/>
        </draw:line>
        <draw:line draw:style-name="gr5" draw:text-style-name="P1" draw:layer="layout" svg:x1="6.7cm" svg:y1="9.102cm" svg:x2="10.4cm" svg:y2="7.2cm">
          <text:p/>
        </draw:line>
        <draw:frame draw:style-name="gr4" draw:text-style-name="P3" draw:layer="layout" svg:width="3.919cm" svg:height="1.697cm" svg:x="5.482cm" svg:y="8.402cm">
          <draw:text-box>
            <text:p><text:span text:style-name="T1">e-mail</text:span></text:p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3000 6000" svg:d="M1500 0l1500 3000-1500 3000-1500-3000zM1500 447l-1276 2553 1276 2553 1276-25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user  </meta:initial-creator>
    <meta:creation-date>2015-04-15T16:38:03.834411917</meta:creation-date>
    <dc:date>2015-04-27T15:48:06.567825659</dc:date>
    <dc:creator>user  </dc:creator>
    <meta:editing-duration>PT38M40S</meta:editing-duration>
    <meta:editing-cycles>31</meta:editing-cycles>
    <meta:generator>LibreOffice/4.2.7.2$Linux_X86_64 LibreOffice_project/420m0$Build-2</meta:generator>
    <meta:document-statistic meta:object-count="91"/>
  </office:meta>
</office:document-meta>
</file>